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15.177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1.506cm"/>
    </style:style>
    <style:style style:name="co19" style:family="table-column">
      <style:table-column-properties fo:break-before="auto" style:column-width="2.133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b0e0e6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fig_name</text:p>
          </table:table-cell>
          <table:table-cell table:style-name="ce1" office:value-type="string" calcext:value-type="string">
            <text:p>application_nam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restart</text:p>
          </table:table-cell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limit_s</text:p>
          </table:table-cell>
          <table:table-cell table:style-name="ce1" office:value-type="string" calcext:value-type="string">
            <text:p>duration_s</text:p>
          </table:table-cell>
          <table:table-cell table:style-name="ce1" office:value-type="string" calcext:value-type="string">
            <text:p>obj</text:p>
          </table:table-cell>
          <table:table-cell table:style-name="ce1" office:value-type="string" calcext:value-type="string">
            <text:p>init_time_s</text:p>
          </table:table-cell>
          <table:table-cell table:style-name="ce1" office:value-type="string" calcext:value-type="string">
            <text:p>solve_time_s</text:p>
          </table:table-cell>
          <table:table-cell table:style-name="ce1" office:value-type="string" calcext:value-type="string">
            <text:p>solution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propagators</text:p>
          </table:table-cell>
          <table:table-cell table:style-name="ce1" office:value-type="string" calcext:value-type="string">
            <text:p>propagations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failures</text:p>
          </table:table-cell>
          <table:table-cell table:style-name="ce1" office:value-type="string" calcext:value-type="string">
            <text:p>restarts</text:p>
          </table:table-cell>
          <table:table-cell table:style-name="ce1" office:value-type="string" calcext:value-type="string">
            <text:p>peak_depth</text:p>
          </table:table-cell>
          <table:table-cell table:style-name="ce1" office:value-type="string" calcext:value-type="string">
            <text:p>num_solutions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190" calcext:value-type="float">
            <text:p>119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49" calcext:value-type="float">
            <text:p>94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0972046" calcext:value-type="float">
            <text:p>10972046</text:p>
          </table:table-cell>
          <table:table-cell office:value-type="float" office:value="425041" calcext:value-type="float">
            <text:p>425041</text:p>
          </table:table-cell>
          <table:table-cell office:value-type="float" office:value="212485" calcext:value-type="float">
            <text:p>21248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222445" calcext:value-type="float">
            <text:p>8222445</text:p>
          </table:table-cell>
          <table:table-cell office:value-type="float" office:value="427513" calcext:value-type="float">
            <text:p>427513</text:p>
          </table:table-cell>
          <table:table-cell office:value-type="float" office:value="213424" calcext:value-type="float">
            <text:p>213424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3180894" calcext:value-type="float">
            <text:p>13180894</text:p>
          </table:table-cell>
          <table:table-cell office:value-type="float" office:value="375752" calcext:value-type="float">
            <text:p>375752</text:p>
          </table:table-cell>
          <table:table-cell office:value-type="float" office:value="187803" calcext:value-type="float">
            <text:p>18780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3301824" calcext:value-type="float">
            <text:p>13301824</text:p>
          </table:table-cell>
          <table:table-cell office:value-type="float" office:value="359509" calcext:value-type="float">
            <text:p>359509</text:p>
          </table:table-cell>
          <table:table-cell office:value-type="float" office:value="179222" calcext:value-type="float">
            <text:p>179222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5496884" calcext:value-type="float">
            <text:p>15496884</text:p>
          </table:table-cell>
          <table:table-cell office:value-type="float" office:value="236863" calcext:value-type="float">
            <text:p>236863</text:p>
          </table:table-cell>
          <table:table-cell office:value-type="float" office:value="118392" calcext:value-type="float">
            <text:p>11839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9722975" calcext:value-type="float">
            <text:p>19722975</text:p>
          </table:table-cell>
          <table:table-cell office:value-type="float" office:value="207161" calcext:value-type="float">
            <text:p>207161</text:p>
          </table:table-cell>
          <table:table-cell office:value-type="float" office:value="103219" calcext:value-type="float">
            <text:p>103219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901647" calcext:value-type="float">
            <text:p>3901647</text:p>
          </table:table-cell>
          <table:table-cell office:value-type="float" office:value="109367" calcext:value-type="float">
            <text:p>109367</text:p>
          </table:table-cell>
          <table:table-cell office:value-type="float" office:value="54512" calcext:value-type="float">
            <text:p>5451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900619" calcext:value-type="float">
            <text:p>3900619</text:p>
          </table:table-cell>
          <table:table-cell office:value-type="float" office:value="109327" calcext:value-type="float">
            <text:p>109327</text:p>
          </table:table-cell>
          <table:table-cell office:value-type="float" office:value="54492" calcext:value-type="float">
            <text:p>5449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930943" calcext:value-type="float">
            <text:p>3930943</text:p>
          </table:table-cell>
          <table:table-cell office:value-type="float" office:value="110205" calcext:value-type="float">
            <text:p>110205</text:p>
          </table:table-cell>
          <table:table-cell office:value-type="float" office:value="54931" calcext:value-type="float">
            <text:p>5493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893858" calcext:value-type="float">
            <text:p>3893858</text:p>
          </table:table-cell>
          <table:table-cell office:value-type="float" office:value="109113" calcext:value-type="float">
            <text:p>109113</text:p>
          </table:table-cell>
          <table:table-cell office:value-type="float" office:value="54385" calcext:value-type="float">
            <text:p>5438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871804" calcext:value-type="float">
            <text:p>3871804</text:p>
          </table:table-cell>
          <table:table-cell office:value-type="float" office:value="108499" calcext:value-type="float">
            <text:p>108499</text:p>
          </table:table-cell>
          <table:table-cell office:value-type="float" office:value="54078" calcext:value-type="float">
            <text:p>5407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921334" calcext:value-type="float">
            <text:p>3921334</text:p>
          </table:table-cell>
          <table:table-cell office:value-type="float" office:value="109902" calcext:value-type="float">
            <text:p>109902</text:p>
          </table:table-cell>
          <table:table-cell office:value-type="float" office:value="54780" calcext:value-type="float">
            <text:p>5478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859067" calcext:value-type="float">
            <text:p>3859067</text:p>
          </table:table-cell>
          <table:table-cell office:value-type="float" office:value="108171" calcext:value-type="float">
            <text:p>108171</text:p>
          </table:table-cell>
          <table:table-cell office:value-type="float" office:value="53914" calcext:value-type="float">
            <text:p>5391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884751" calcext:value-type="float">
            <text:p>3884751</text:p>
          </table:table-cell>
          <table:table-cell office:value-type="float" office:value="108941" calcext:value-type="float">
            <text:p>108941</text:p>
          </table:table-cell>
          <table:table-cell office:value-type="float" office:value="54300" calcext:value-type="float">
            <text:p>543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8999493" calcext:value-type="float">
            <text:p>8999493</text:p>
          </table:table-cell>
          <table:table-cell office:value-type="float" office:value="258987" calcext:value-type="float">
            <text:p>258987</text:p>
          </table:table-cell>
          <table:table-cell office:value-type="float" office:value="129322" calcext:value-type="float">
            <text:p>12932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9078059" calcext:value-type="float">
            <text:p>9078059</text:p>
          </table:table-cell>
          <table:table-cell office:value-type="float" office:value="261826" calcext:value-type="float">
            <text:p>261826</text:p>
          </table:table-cell>
          <table:table-cell office:value-type="float" office:value="129567" calcext:value-type="float">
            <text:p>129567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24" calcext:value-type="float">
            <text:p>34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32" calcext:value-type="float">
            <text:p>113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790940" calcext:value-type="float">
            <text:p>24790940</text:p>
          </table:table-cell>
          <table:table-cell office:value-type="float" office:value="144096" calcext:value-type="float">
            <text:p>144096</text:p>
          </table:table-cell>
          <table:table-cell office:value-type="float" office:value="17110" calcext:value-type="float">
            <text:p>17110</text:p>
          </table:table-cell>
          <table:table-cell office:value-type="float" office:value="1134" calcext:value-type="float">
            <text:p>113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25" calcext:value-type="float">
            <text:p>34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31" calcext:value-type="float">
            <text:p>1131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784898" calcext:value-type="float">
            <text:p>24784898</text:p>
          </table:table-cell>
          <table:table-cell office:value-type="float" office:value="144066" calcext:value-type="float">
            <text:p>144066</text:p>
          </table:table-cell>
          <table:table-cell office:value-type="float" office:value="17108" calcext:value-type="float">
            <text:p>17108</text:p>
          </table:table-cell>
          <table:table-cell office:value-type="float" office:value="1133" calcext:value-type="float">
            <text:p>113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820741" calcext:value-type="float">
            <text:p>3820741</text:p>
          </table:table-cell>
          <table:table-cell office:value-type="float" office:value="107142" calcext:value-type="float">
            <text:p>107142</text:p>
          </table:table-cell>
          <table:table-cell office:value-type="float" office:value="53400" calcext:value-type="float">
            <text:p>534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3815359" calcext:value-type="float">
            <text:p>3815359</text:p>
          </table:table-cell>
          <table:table-cell office:value-type="float" office:value="106931" calcext:value-type="float">
            <text:p>106931</text:p>
          </table:table-cell>
          <table:table-cell office:value-type="float" office:value="53294" calcext:value-type="float">
            <text:p>5329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79" calcext:value-type="float">
            <text:p>33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5638126" calcext:value-type="float">
            <text:p>25638126</text:p>
          </table:table-cell>
          <table:table-cell office:value-type="float" office:value="148906" calcext:value-type="float">
            <text:p>148906</text:p>
          </table:table-cell>
          <table:table-cell office:value-type="float" office:value="17690" calcext:value-type="float">
            <text:p>17690</text:p>
          </table:table-cell>
          <table:table-cell office:value-type="float" office:value="1171" calcext:value-type="float">
            <text:p>117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66" calcext:value-type="float">
            <text:p>1166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5575832" calcext:value-type="float">
            <text:p>25575832</text:p>
          </table:table-cell>
          <table:table-cell office:value-type="float" office:value="148559" calcext:value-type="float">
            <text:p>148559</text:p>
          </table:table-cell>
          <table:table-cell office:value-type="float" office:value="17668" calcext:value-type="float">
            <text:p>17668</text:p>
          </table:table-cell>
          <table:table-cell office:value-type="float" office:value="1168" calcext:value-type="float">
            <text:p>116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56" calcext:value-type="float">
            <text:p>33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78" calcext:value-type="float">
            <text:p>117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5840043" calcext:value-type="float">
            <text:p>25840043</text:p>
          </table:table-cell>
          <table:table-cell office:value-type="float" office:value="150017" calcext:value-type="float">
            <text:p>150017</text:p>
          </table:table-cell>
          <table:table-cell office:value-type="float" office:value="17809" calcext:value-type="float">
            <text:p>17809</text:p>
          </table:table-cell>
          <table:table-cell office:value-type="float" office:value="1180" calcext:value-type="float">
            <text:p>118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45" calcext:value-type="float">
            <text:p>34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503263" calcext:value-type="float">
            <text:p>24503263</text:p>
          </table:table-cell>
          <table:table-cell office:value-type="float" office:value="142358" calcext:value-type="float">
            <text:p>142358</text:p>
          </table:table-cell>
          <table:table-cell office:value-type="float" office:value="16891" calcext:value-type="float">
            <text:p>16891</text:p>
          </table:table-cell>
          <table:table-cell office:value-type="float" office:value="1120" calcext:value-type="float">
            <text:p>112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49" calcext:value-type="float">
            <text:p>344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440464" calcext:value-type="float">
            <text:p>24440464</text:p>
          </table:table-cell>
          <table:table-cell office:value-type="float" office:value="141952" calcext:value-type="float">
            <text:p>141952</text:p>
          </table:table-cell>
          <table:table-cell office:value-type="float" office:value="16816" calcext:value-type="float">
            <text:p>16816</text:p>
          </table:table-cell>
          <table:table-cell office:value-type="float" office:value="1118" calcext:value-type="float">
            <text:p>111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19" calcext:value-type="float">
            <text:p>351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67" calcext:value-type="float">
            <text:p>1067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375449" calcext:value-type="float">
            <text:p>23375449</text:p>
          </table:table-cell>
          <table:table-cell office:value-type="float" office:value="135775" calcext:value-type="float">
            <text:p>135775</text:p>
          </table:table-cell>
          <table:table-cell office:value-type="float" office:value="16070" calcext:value-type="float">
            <text:p>16070</text:p>
          </table:table-cell>
          <table:table-cell office:value-type="float" office:value="1069" calcext:value-type="float">
            <text:p>1069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22" calcext:value-type="float">
            <text:p>34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34" calcext:value-type="float">
            <text:p>1134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845812" calcext:value-type="float">
            <text:p>24845812</text:p>
          </table:table-cell>
          <table:table-cell office:value-type="float" office:value="144386" calcext:value-type="float">
            <text:p>144386</text:p>
          </table:table-cell>
          <table:table-cell office:value-type="float" office:value="17138" calcext:value-type="float">
            <text:p>17138</text:p>
          </table:table-cell>
          <table:table-cell office:value-type="float" office:value="1136" calcext:value-type="float">
            <text:p>11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33" calcext:value-type="float">
            <text:p>34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5" calcext:value-type="float">
            <text:p>1125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660769" calcext:value-type="float">
            <text:p>24660769</text:p>
          </table:table-cell>
          <table:table-cell office:value-type="float" office:value="143327" calcext:value-type="float">
            <text:p>143327</text:p>
          </table:table-cell>
          <table:table-cell office:value-type="float" office:value="17030" calcext:value-type="float">
            <text:p>17030</text:p>
          </table:table-cell>
          <table:table-cell office:value-type="float" office:value="1127" calcext:value-type="float">
            <text:p>112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45" calcext:value-type="float">
            <text:p>34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501818" calcext:value-type="float">
            <text:p>24501818</text:p>
          </table:table-cell>
          <table:table-cell office:value-type="float" office:value="142350" calcext:value-type="float">
            <text:p>142350</text:p>
          </table:table-cell>
          <table:table-cell office:value-type="float" office:value="16889" calcext:value-type="float">
            <text:p>16889</text:p>
          </table:table-cell>
          <table:table-cell office:value-type="float" office:value="1120" calcext:value-type="float">
            <text:p>112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60" calcext:value-type="float">
            <text:p>35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2888633" calcext:value-type="float">
            <text:p>22888633</text:p>
          </table:table-cell>
          <table:table-cell office:value-type="float" office:value="133002" calcext:value-type="float">
            <text:p>133002</text:p>
          </table:table-cell>
          <table:table-cell office:value-type="float" office:value="15765" calcext:value-type="float">
            <text:p>15765</text:p>
          </table:table-cell>
          <table:table-cell office:value-type="float" office:value="1047" calcext:value-type="float">
            <text:p>104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24" calcext:value-type="float">
            <text:p>1024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2424953" calcext:value-type="float">
            <text:p>22424953</text:p>
          </table:table-cell>
          <table:table-cell office:value-type="float" office:value="130289" calcext:value-type="float">
            <text:p>130289</text:p>
          </table:table-cell>
          <table:table-cell office:value-type="float" office:value="15429" calcext:value-type="float">
            <text:p>15429</text:p>
          </table:table-cell>
          <table:table-cell office:value-type="float" office:value="1026" calcext:value-type="float">
            <text:p>102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01" calcext:value-type="float">
            <text:p>1101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112947" calcext:value-type="float">
            <text:p>24112947</text:p>
          </table:table-cell>
          <table:table-cell office:value-type="float" office:value="140003" calcext:value-type="float">
            <text:p>140003</text:p>
          </table:table-cell>
          <table:table-cell office:value-type="float" office:value="16559" calcext:value-type="float">
            <text:p>16559</text:p>
          </table:table-cell>
          <table:table-cell office:value-type="float" office:value="1103" calcext:value-type="float">
            <text:p>110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44" calcext:value-type="float">
            <text:p>1144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5082063" calcext:value-type="float">
            <text:p>25082063</text:p>
          </table:table-cell>
          <table:table-cell office:value-type="float" office:value="145750" calcext:value-type="float">
            <text:p>145750</text:p>
          </table:table-cell>
          <table:table-cell office:value-type="float" office:value="17329" calcext:value-type="float">
            <text:p>17329</text:p>
          </table:table-cell>
          <table:table-cell office:value-type="float" office:value="1146" calcext:value-type="float">
            <text:p>114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94" calcext:value-type="float">
            <text:p>33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56" calcext:value-type="float">
            <text:p>1156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5351513" calcext:value-type="float">
            <text:p>25351513</text:p>
          </table:table-cell>
          <table:table-cell office:value-type="float" office:value="147304" calcext:value-type="float">
            <text:p>147304</text:p>
          </table:table-cell>
          <table:table-cell office:value-type="float" office:value="17537" calcext:value-type="float">
            <text:p>17537</text:p>
          </table:table-cell>
          <table:table-cell office:value-type="float" office:value="1158" calcext:value-type="float">
            <text:p>115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68" calcext:value-type="float">
            <text:p>116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5601746" calcext:value-type="float">
            <text:p>25601746</text:p>
          </table:table-cell>
          <table:table-cell office:value-type="float" office:value="148727" calcext:value-type="float">
            <text:p>148727</text:p>
          </table:table-cell>
          <table:table-cell office:value-type="float" office:value="17681" calcext:value-type="float">
            <text:p>17681</text:p>
          </table:table-cell>
          <table:table-cell office:value-type="float" office:value="1170" calcext:value-type="float">
            <text:p>117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53" calcext:value-type="float">
            <text:p>34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12" calcext:value-type="float">
            <text:p>111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368168" calcext:value-type="float">
            <text:p>24368168</text:p>
          </table:table-cell>
          <table:table-cell office:value-type="float" office:value="141532" calcext:value-type="float">
            <text:p>141532</text:p>
          </table:table-cell>
          <table:table-cell office:value-type="float" office:value="16763" calcext:value-type="float">
            <text:p>16763</text:p>
          </table:table-cell>
          <table:table-cell office:value-type="float" office:value="1114" calcext:value-type="float">
            <text:p>111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78" calcext:value-type="float">
            <text:p>34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98" calcext:value-type="float">
            <text:p>109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049006" calcext:value-type="float">
            <text:p>24049006</text:p>
          </table:table-cell>
          <table:table-cell office:value-type="float" office:value="139663" calcext:value-type="float">
            <text:p>139663</text:p>
          </table:table-cell>
          <table:table-cell office:value-type="float" office:value="16522" calcext:value-type="float">
            <text:p>16522</text:p>
          </table:table-cell>
          <table:table-cell office:value-type="float" office:value="1100" calcext:value-type="float">
            <text:p>110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29" calcext:value-type="float">
            <text:p>34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7" calcext:value-type="float">
            <text:p>1127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690911" calcext:value-type="float">
            <text:p>24690911</text:p>
          </table:table-cell>
          <table:table-cell office:value-type="float" office:value="143493" calcext:value-type="float">
            <text:p>143493</text:p>
          </table:table-cell>
          <table:table-cell office:value-type="float" office:value="17051" calcext:value-type="float">
            <text:p>17051</text:p>
          </table:table-cell>
          <table:table-cell office:value-type="float" office:value="1129" calcext:value-type="float">
            <text:p>1129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b, input_order, indomain_random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7489683" calcext:value-type="float">
            <text:p>7489683</text:p>
          </table:table-cell>
          <table:table-cell office:value-type="float" office:value="28586" calcext:value-type="float">
            <text:p>28586</text:p>
          </table:table-cell>
          <table:table-cell office:value-type="float" office:value="13259" calcext:value-type="float">
            <text:p>13259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10486750" calcext:value-type="float">
            <text:p>10486750</text:p>
          </table:table-cell>
          <table:table-cell office:value-type="float" office:value="104836" calcext:value-type="float">
            <text:p>104836</text:p>
          </table:table-cell>
          <table:table-cell office:value-type="float" office:value="52141" calcext:value-type="float">
            <text:p>5214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10403237" calcext:value-type="float">
            <text:p>10403237</text:p>
          </table:table-cell>
          <table:table-cell office:value-type="float" office:value="104000" calcext:value-type="float">
            <text:p>104000</text:p>
          </table:table-cell>
          <table:table-cell office:value-type="float" office:value="51722" calcext:value-type="float">
            <text:p>5172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10612449" calcext:value-type="float">
            <text:p>10612449</text:p>
          </table:table-cell>
          <table:table-cell office:value-type="float" office:value="106126" calcext:value-type="float">
            <text:p>106126</text:p>
          </table:table-cell>
          <table:table-cell office:value-type="float" office:value="52785" calcext:value-type="float">
            <text:p>5278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10333017" calcext:value-type="float">
            <text:p>10333017</text:p>
          </table:table-cell>
          <table:table-cell office:value-type="float" office:value="103272" calcext:value-type="float">
            <text:p>103272</text:p>
          </table:table-cell>
          <table:table-cell office:value-type="float" office:value="51358" calcext:value-type="float">
            <text:p>5135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10416986" calcext:value-type="float">
            <text:p>10416986</text:p>
          </table:table-cell>
          <table:table-cell office:value-type="float" office:value="104147" calcext:value-type="float">
            <text:p>104147</text:p>
          </table:table-cell>
          <table:table-cell office:value-type="float" office:value="51796" calcext:value-type="float">
            <text:p>517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10278411" calcext:value-type="float">
            <text:p>10278411</text:p>
          </table:table-cell>
          <table:table-cell office:value-type="float" office:value="102735" calcext:value-type="float">
            <text:p>102735</text:p>
          </table:table-cell>
          <table:table-cell office:value-type="float" office:value="51090" calcext:value-type="float">
            <text:p>5109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10282278" calcext:value-type="float">
            <text:p>10282278</text:p>
          </table:table-cell>
          <table:table-cell office:value-type="float" office:value="102773" calcext:value-type="float">
            <text:p>102773</text:p>
          </table:table-cell>
          <table:table-cell office:value-type="float" office:value="51109" calcext:value-type="float">
            <text:p>5110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10463749" calcext:value-type="float">
            <text:p>10463749</text:p>
          </table:table-cell>
          <table:table-cell office:value-type="float" office:value="104611" calcext:value-type="float">
            <text:p>104611</text:p>
          </table:table-cell>
          <table:table-cell office:value-type="float" office:value="52028" calcext:value-type="float">
            <text:p>5202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7334612" calcext:value-type="float">
            <text:p>17334612</text:p>
          </table:table-cell>
          <table:table-cell office:value-type="float" office:value="174122" calcext:value-type="float">
            <text:p>174122</text:p>
          </table:table-cell>
          <table:table-cell office:value-type="float" office:value="86783" calcext:value-type="float">
            <text:p>867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2002409" calcext:value-type="float">
            <text:p>12002409</text:p>
          </table:table-cell>
          <table:table-cell office:value-type="float" office:value="186609" calcext:value-type="float">
            <text:p>186609</text:p>
          </table:table-cell>
          <table:table-cell office:value-type="float" office:value="91179" calcext:value-type="float">
            <text:p>91179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61" calcext:value-type="float">
            <text:p>436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64" calcext:value-type="float">
            <text:p>1164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238878" calcext:value-type="float">
            <text:p>2323887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5208" calcext:value-type="float">
            <text:p>15208</text:p>
          </table:table-cell>
          <table:table-cell office:value-type="float" office:value="1167" calcext:value-type="float">
            <text:p>116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36" calcext:value-type="float">
            <text:p>433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87" calcext:value-type="float">
            <text:p>1187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685414" calcext:value-type="float">
            <text:p>23685414</text:p>
          </table:table-cell>
          <table:table-cell office:value-type="float" office:value="146239" calcext:value-type="float">
            <text:p>146239</text:p>
          </table:table-cell>
          <table:table-cell office:value-type="float" office:value="15585" calcext:value-type="float">
            <text:p>15585</text:p>
          </table:table-cell>
          <table:table-cell office:value-type="float" office:value="1190" calcext:value-type="float">
            <text:p>119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9833790" calcext:value-type="float">
            <text:p>9833790</text:p>
          </table:table-cell>
          <table:table-cell office:value-type="float" office:value="98206" calcext:value-type="float">
            <text:p>98206</text:p>
          </table:table-cell>
          <table:table-cell office:value-type="float" office:value="48826" calcext:value-type="float">
            <text:p>4882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49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74" calcext:value-type="float">
            <text:p>1174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429102" calcext:value-type="float">
            <text:p>23429102</text:p>
          </table:table-cell>
          <table:table-cell office:value-type="float" office:value="144506" calcext:value-type="float">
            <text:p>144506</text:p>
          </table:table-cell>
          <table:table-cell office:value-type="float" office:value="15328" calcext:value-type="float">
            <text:p>15328</text:p>
          </table:table-cell>
          <table:table-cell office:value-type="float" office:value="1177" calcext:value-type="float">
            <text:p>117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both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seq_search([int_search(s,input_order,indomain_min),int_search(b,dom_w_deg,indomain_min)]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001" calcext:value-type="float">
            <text:p>12001</text:p>
          </table:table-cell>
          <table:table-cell office:value-type="float" office:value="2891" calcext:value-type="float">
            <text:p>2891</text:p>
          </table:table-cell>
          <table:table-cell office:value-type="float" office:value="9622795" calcext:value-type="float">
            <text:p>9622795</text:p>
          </table:table-cell>
          <table:table-cell office:value-type="float" office:value="96074" calcext:value-type="float">
            <text:p>96074</text:p>
          </table:table-cell>
          <table:table-cell office:value-type="float" office:value="47760" calcext:value-type="float">
            <text:p>4776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36" calcext:value-type="float">
            <text:p>443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14" calcext:value-type="float">
            <text:p>1114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2242172" calcext:value-type="float">
            <text:p>22242172</text:p>
          </table:table-cell>
          <table:table-cell office:value-type="float" office:value="137238" calcext:value-type="float">
            <text:p>137238</text:p>
          </table:table-cell>
          <table:table-cell office:value-type="float" office:value="14595" calcext:value-type="float">
            <text:p>14595</text:p>
          </table:table-cell>
          <table:table-cell office:value-type="float" office:value="1117" calcext:value-type="float">
            <text:p>111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93" calcext:value-type="float">
            <text:p>439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47" calcext:value-type="float">
            <text:p>1147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2899663" calcext:value-type="float">
            <text:p>22899663</text:p>
          </table:table-cell>
          <table:table-cell office:value-type="float" office:value="141213" calcext:value-type="float">
            <text:p>141213</text:p>
          </table:table-cell>
          <table:table-cell office:value-type="float" office:value="14969" calcext:value-type="float">
            <text:p>14969</text:p>
          </table:table-cell>
          <table:table-cell office:value-type="float" office:value="1150" calcext:value-type="float">
            <text:p>115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316" calcext:value-type="float">
            <text:p>43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3" calcext:value-type="float">
            <text:p>1203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009531" calcext:value-type="float">
            <text:p>24009531</text:p>
          </table:table-cell>
          <table:table-cell office:value-type="float" office:value="148367" calcext:value-type="float">
            <text:p>148367</text:p>
          </table:table-cell>
          <table:table-cell office:value-type="float" office:value="15867" calcext:value-type="float">
            <text:p>15867</text:p>
          </table:table-cell>
          <table:table-cell office:value-type="float" office:value="1206" calcext:value-type="float">
            <text:p>120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43" calcext:value-type="float">
            <text:p>43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80" calcext:value-type="float">
            <text:p>1180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540894" calcext:value-type="float">
            <text:p>23540894</text:p>
          </table:table-cell>
          <table:table-cell office:value-type="float" office:value="145294" calcext:value-type="float">
            <text:p>145294</text:p>
          </table:table-cell>
          <table:table-cell office:value-type="float" office:value="15454" calcext:value-type="float">
            <text:p>15454</text:p>
          </table:table-cell>
          <table:table-cell office:value-type="float" office:value="1183" calcext:value-type="float">
            <text:p>118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78" calcext:value-type="float">
            <text:p>43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55" calcext:value-type="float">
            <text:p>1155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042162" calcext:value-type="float">
            <text:p>23042162</text:p>
          </table:table-cell>
          <table:table-cell office:value-type="float" office:value="142079" calcext:value-type="float">
            <text:p>142079</text:p>
          </table:table-cell>
          <table:table-cell office:value-type="float" office:value="15048" calcext:value-type="float">
            <text:p>15048</text:p>
          </table:table-cell>
          <table:table-cell office:value-type="float" office:value="1158" calcext:value-type="float">
            <text:p>115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85" calcext:value-type="float">
            <text:p>42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25" calcext:value-type="float">
            <text:p>1225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4434696" calcext:value-type="float">
            <text:p>24434696</text:p>
          </table:table-cell>
          <table:table-cell office:value-type="float" office:value="151013" calcext:value-type="float">
            <text:p>151013</text:p>
          </table:table-cell>
          <table:table-cell office:value-type="float" office:value="16135" calcext:value-type="float">
            <text:p>16135</text:p>
          </table:table-cell>
          <table:table-cell office:value-type="float" office:value="1228" calcext:value-type="float">
            <text:p>122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100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17" calcext:value-type="float">
            <text:p>44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2619390" calcext:value-type="float">
            <text:p>22619390</text:p>
          </table:table-cell>
          <table:table-cell office:value-type="float" office:value="139528" calcext:value-type="float">
            <text:p>139528</text:p>
          </table:table-cell>
          <table:table-cell office:value-type="float" office:value="14819" calcext:value-type="float">
            <text:p>14819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67" calcext:value-type="float">
            <text:p>43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62" calcext:value-type="float">
            <text:p>116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127638" calcext:value-type="float">
            <text:p>23127638</text:p>
          </table:table-cell>
          <table:table-cell office:value-type="float" office:value="142762" calcext:value-type="float">
            <text:p>142762</text:p>
          </table:table-cell>
          <table:table-cell office:value-type="float" office:value="15112" calcext:value-type="float">
            <text:p>15112</text:p>
          </table:table-cell>
          <table:table-cell office:value-type="float" office:value="1164" calcext:value-type="float">
            <text:p>116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38" calcext:value-type="float">
            <text:p>42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1" calcext:value-type="float">
            <text:p>1261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5069098" calcext:value-type="float">
            <text:p>25069098</text:p>
          </table:table-cell>
          <table:table-cell office:value-type="float" office:value="155120" calcext:value-type="float">
            <text:p>155120</text:p>
          </table:table-cell>
          <table:table-cell office:value-type="float" office:value="16559" calcext:value-type="float">
            <text:p>16559</text:p>
          </table:table-cell>
          <table:table-cell office:value-type="float" office:value="1263" calcext:value-type="float">
            <text:p>126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317" calcext:value-type="float">
            <text:p>43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4" calcext:value-type="float">
            <text:p>1204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950387" calcext:value-type="float">
            <text:p>23950387</text:p>
          </table:table-cell>
          <table:table-cell office:value-type="float" office:value="148128" calcext:value-type="float">
            <text:p>148128</text:p>
          </table:table-cell>
          <table:table-cell office:value-type="float" office:value="15797" calcext:value-type="float">
            <text:p>15797</text:p>
          </table:table-cell>
          <table:table-cell office:value-type="float" office:value="1206" calcext:value-type="float">
            <text:p>120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33" calcext:value-type="float">
            <text:p>433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90" calcext:value-type="float">
            <text:p>1190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683198" calcext:value-type="float">
            <text:p>23683198</text:p>
          </table:table-cell>
          <table:table-cell office:value-type="float" office:value="146385" calcext:value-type="float">
            <text:p>146385</text:p>
          </table:table-cell>
          <table:table-cell office:value-type="float" office:value="15570" calcext:value-type="float">
            <text:p>15570</text:p>
          </table:table-cell>
          <table:table-cell office:value-type="float" office:value="1192" calcext:value-type="float">
            <text:p>1192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39" calcext:value-type="float">
            <text:p>43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86" calcext:value-type="float">
            <text:p>1186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599424" calcext:value-type="float">
            <text:p>23599424</text:p>
          </table:table-cell>
          <table:table-cell office:value-type="float" office:value="145851" calcext:value-type="float">
            <text:p>145851</text:p>
          </table:table-cell>
          <table:table-cell office:value-type="float" office:value="15503" calcext:value-type="float">
            <text:p>15503</text:p>
          </table:table-cell>
          <table:table-cell office:value-type="float" office:value="1188" calcext:value-type="float">
            <text:p>118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40" calcext:value-type="float">
            <text:p>43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85" calcext:value-type="float">
            <text:p>1185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581428" calcext:value-type="float">
            <text:p>23581428</text:p>
          </table:table-cell>
          <table:table-cell office:value-type="float" office:value="145716" calcext:value-type="float">
            <text:p>145716</text:p>
          </table:table-cell>
          <table:table-cell office:value-type="float" office:value="15480" calcext:value-type="float">
            <text:p>15480</text:p>
          </table:table-cell>
          <table:table-cell office:value-type="float" office:value="1187" calcext:value-type="float">
            <text:p>118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51" calcext:value-type="float">
            <text:p>435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75" calcext:value-type="float">
            <text:p>1175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378632" calcext:value-type="float">
            <text:p>23378632</text:p>
          </table:table-cell>
          <table:table-cell office:value-type="float" office:value="144330" calcext:value-type="float">
            <text:p>144330</text:p>
          </table:table-cell>
          <table:table-cell office:value-type="float" office:value="15274" calcext:value-type="float">
            <text:p>15274</text:p>
          </table:table-cell>
          <table:table-cell office:value-type="float" office:value="1177" calcext:value-type="float">
            <text:p>117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37" calcext:value-type="float">
            <text:p>7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0" calcext:value-type="float">
            <text:p>87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07" calcext:value-type="float">
            <text:p>907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352142" calcext:value-type="float">
            <text:p>352142</text:p>
          </table:table-cell>
          <table:table-cell office:value-type="float" office:value="6689" calcext:value-type="float">
            <text:p>6689</text:p>
          </table:table-cell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68496" calcext:value-type="float">
            <text:p>168496</text:p>
          </table:table-cell>
          <table:table-cell office:value-type="float" office:value="2987" calcext:value-type="float">
            <text:p>2987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3739685" calcext:value-type="float">
            <text:p>3739685</text:p>
          </table:table-cell>
          <table:table-cell office:value-type="float" office:value="68075" calcext:value-type="float">
            <text:p>68075</text:p>
          </table:table-cell>
          <table:table-cell office:value-type="float" office:value="34026" calcext:value-type="float">
            <text:p>340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2757816" calcext:value-type="float">
            <text:p>2757816</text:p>
          </table:table-cell>
          <table:table-cell office:value-type="float" office:value="57364" calcext:value-type="float">
            <text:p>57364</text:p>
          </table:table-cell>
          <table:table-cell office:value-type="float" office:value="28640" calcext:value-type="float">
            <text:p>2864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323" calcext:value-type="float">
            <text:p>43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98" calcext:value-type="float">
            <text:p>119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845077" calcext:value-type="float">
            <text:p>23845077</text:p>
          </table:table-cell>
          <table:table-cell office:value-type="float" office:value="147517" calcext:value-type="float">
            <text:p>147517</text:p>
          </table:table-cell>
          <table:table-cell office:value-type="float" office:value="15745" calcext:value-type="float">
            <text:p>15745</text:p>
          </table:table-cell>
          <table:table-cell office:value-type="float" office:value="1200" calcext:value-type="float">
            <text:p>120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18" calcext:value-type="float">
            <text:p>44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34" calcext:value-type="float">
            <text:p>1134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2555920" calcext:value-type="float">
            <text:p>22555920</text:p>
          </table:table-cell>
          <table:table-cell office:value-type="float" office:value="139281" calcext:value-type="float">
            <text:p>139281</text:p>
          </table:table-cell>
          <table:table-cell office:value-type="float" office:value="14756" calcext:value-type="float">
            <text:p>14756</text:p>
          </table:table-cell>
          <table:table-cell office:value-type="float" office:value="1136" calcext:value-type="float">
            <text:p>11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config_searching_on_s_randomly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random)</text:p>
          </table:table-cell>
          <table:table-cell office:value-type="string" calcext:value-type="string">
            <text:p>restart_luby(200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37" calcext:value-type="float">
            <text:p>43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88" calcext:value-type="float">
            <text:p>118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3638589" calcext:value-type="float">
            <text:p>23638589</text:p>
          </table:table-cell>
          <table:table-cell office:value-type="float" office:value="146088" calcext:value-type="float">
            <text:p>146088</text:p>
          </table:table-cell>
          <table:table-cell office:value-type="float" office:value="15531" calcext:value-type="float">
            <text:p>15531</text:p>
          </table:table-cell>
          <table:table-cell office:value-type="float" office:value="1190" calcext:value-type="float">
            <text:p>119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24739488" calcext:value-type="float">
            <text:p>24739488</text:p>
          </table:table-cell>
          <table:table-cell office:value-type="float" office:value="309901" calcext:value-type="float">
            <text:p>309901</text:p>
          </table:table-cell>
          <table:table-cell office:value-type="float" office:value="154938" calcext:value-type="float">
            <text:p>1549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25593243" calcext:value-type="float">
            <text:p>25593243</text:p>
          </table:table-cell>
          <table:table-cell office:value-type="float" office:value="325940" calcext:value-type="float">
            <text:p>325940</text:p>
          </table:table-cell>
          <table:table-cell office:value-type="float" office:value="162920" calcext:value-type="float">
            <text:p>16292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6660585" calcext:value-type="float">
            <text:p>26660585</text:p>
          </table:table-cell>
          <table:table-cell office:value-type="float" office:value="300229" calcext:value-type="float">
            <text:p>300229</text:p>
          </table:table-cell>
          <table:table-cell office:value-type="float" office:value="150051" calcext:value-type="float">
            <text:p>15005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3433935" calcext:value-type="float">
            <text:p>23433935</text:p>
          </table:table-cell>
          <table:table-cell office:value-type="float" office:value="398322" calcext:value-type="float">
            <text:p>398322</text:p>
          </table:table-cell>
          <table:table-cell office:value-type="float" office:value="198948" calcext:value-type="float">
            <text:p>198948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3539590" calcext:value-type="float">
            <text:p>13539590</text:p>
          </table:table-cell>
          <table:table-cell office:value-type="float" office:value="317118" calcext:value-type="float">
            <text:p>317118</text:p>
          </table:table-cell>
          <table:table-cell office:value-type="float" office:value="158444" calcext:value-type="float">
            <text:p>158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4288204" calcext:value-type="float">
            <text:p>14288204</text:p>
          </table:table-cell>
          <table:table-cell office:value-type="float" office:value="316639" calcext:value-type="float">
            <text:p>316639</text:p>
          </table:table-cell>
          <table:table-cell office:value-type="float" office:value="157532" calcext:value-type="float">
            <text:p>15753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1</text:p>
          </table:table-cell>
          <table:table-cell office:value-type="string" calcext:value-type="string">
            <text:p>int_search(s, input_order, indomain_min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7485592" calcext:value-type="float">
            <text:p>17485592</text:p>
          </table:table-cell>
          <table:table-cell office:value-type="float" office:value="258512" calcext:value-type="float">
            <text:p>258512</text:p>
          </table:table-cell>
          <table:table-cell office:value-type="float" office:value="129228" calcext:value-type="float">
            <text:p>12922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config_searching_on_s</text:p>
          </table:table-cell>
          <table:table-cell office:value-type="string" calcext:value-type="string">
            <text:p>application_2</text:p>
          </table:table-cell>
          <table:table-cell office:value-type="string" calcext:value-type="string">
            <text:p>int_search(s, input_order, indomain_split)</text:p>
          </table:table-cell>
          <table:table-cell office:value-type="string" calcext:value-type="string">
            <text:p>restart_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6907686" calcext:value-type="float">
            <text:p>16907686</text:p>
          </table:table-cell>
          <table:table-cell office:value-type="float" office:value="278700" calcext:value-type="float">
            <text:p>278700</text:p>
          </table:table-cell>
          <table:table-cell office:value-type="float" office:value="139031" calcext:value-type="float">
            <text:p>139031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30T17:10:59.036522299</dc:date>
    <meta:editing-duration>PT1M1S</meta:editing-duration>
    <meta:editing-cycles>1</meta:editing-cycles>
    <meta:document-statistic meta:table-count="1" meta:cell-count="1980" meta:object-count="0"/>
    <meta:generator>LibreOffice/7.0.6.2$Linux_X86_64 LibreOffice_project/00$Build-2</meta:generator>
  </office:meta>
</office:document-meta>
</file>